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38c0" officeooo:paragraph-rsid="001138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Julia! </text:p>
      <text:p text:style-name="P1">We did make some research on your data. First of all, there were some inconsistencies in the 69762 and 69763 indices, so we were forced to remove them. Afret researching sales over time we saw that there is a significant increase in purchases in December and a break in late December. We can see that the increase in sales occurs in the lead-up to Christmas and that there are zero sales on Christmas day itself. This is due to shops being closed on Christmas day.</text:p>
      <text:p text:style-name="P1">Further we found that there are three group of customers which purchase more chips than the others - they are Young singles/couples and Retirees from Mainstream category and Old Families segment from Budget category. And if first and second categories just have more customers in them, the third part of customers not so great, but purchases more chips per customer. </text:p>
      <text:p text:style-name="P1">The next insight is that Midage and <text:s/>Young singles and couples from Mainstream wealth category are more willing to pay more per packet of chips compared to their budget and premium counterparts. This may be due to premium shoppers being more likely to buy healthy snacks and when they buy chips, this is mainly for entertainment purposes rather than their own consumption. This is also supported by there being fewer premium midage and young singles and couples buying chips compared to their mainstream counterparts.</text:p>
      <text:p text:style-name="P1">Research shows that young singles/couples from Mainstream category is a good category for targeting, so we found about them their favorite brand of chips - Tyrells, and their most popular pack size - 270 g, which comes only from one vendor - Twisties. So, we would like to offer you to increase the category’s performance by off-locating some Tyrrells and smaller packs of chips in discretionary space near segments where young singles and couples frequent more often to increase visibilty and impulse behaviour. </text:p>
      <text:p text:style-name="P1">At the second part of our research we found that two of three trial stores, namely 77 and 88 showed significant increase in total sales in the chosen period fron 1 of February 2019 from end of April 2019, but 86 store did not demostrate significal increase in sales but the number of customers in this shop increased significantly comapred to it's control store. We can say that in 88 store there is no much increase in number of customers in trial period. But in overall imact of enhancement is observed for those three stores.</text:p>
      <text:p text:style-name="P1">Best Regards, Quantium Analytical Team!</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1-08T15:13:06.783277854</meta:creation-date>
    <dc:date>2023-01-08T15:45:09.444294779</dc:date>
    <meta:editing-duration>PT21M52S</meta:editing-duration>
    <meta:editing-cycles>1</meta:editing-cycles>
    <meta:document-statistic meta:table-count="0" meta:image-count="0" meta:object-count="0" meta:page-count="1" meta:paragraph-count="7" meta:word-count="414" meta:character-count="2440" meta:non-whitespace-character-count="2029"/>
    <meta:generator>LibreOffice/6.4.7.2$Linux_X86_64 LibreOffice_project/40$Build-2</meta:generator>
  </office:meta>
</office:document-meta>
</file>